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Subtitle" style:family="paragraph">
      <style:text-properties fo:font-style="italic" style:font-style-asian="italic" style:font-style-complex="italic"/>
    </style:style>
    <style:style style:name="P3" style:parent-style-name="Subtitle" style:family="paragraph">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P5" style:parent-style-name="Normal" style:family="paragraph">
      <style:paragraph-properties style:vertical-align="auto" style:line-height-at-least="0.1979in" fo:background-color="#1E1E1E"/>
      <style:text-properties fo:hyphenate="true"/>
    </style:style>
    <style:style style:name="T6"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8" style:parent-style-name="Normal" style:family="paragraph">
      <style:paragraph-properties style:vertical-align="auto" style:line-height-at-least="0.1979in" fo:background-color="#1E1E1E"/>
      <style:text-properties fo:hyphenate="true"/>
    </style:style>
    <style:style style:name="T9"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1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1"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1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3" style:parent-style-name="Normal" style:family="paragraph">
      <style:paragraph-properties style:vertical-align="auto" style:line-height-at-least="0.1979in" fo:background-color="#1E1E1E"/>
      <style:text-properties fo:hyphenate="true"/>
    </style:style>
    <style:style style:name="T1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5"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1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17" style:parent-style-name="Normal" style:family="paragraph">
      <style:paragraph-properties style:vertical-align="auto" style:line-height-at-least="0.1979in" fo:background-color="#1E1E1E"/>
      <style:text-properties fo:hyphenate="true"/>
    </style:style>
    <style:style style:name="T1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1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1" style:parent-style-name="Normal" style:family="paragraph">
      <style:paragraph-properties style:vertical-align="auto" style:line-height-at-least="0.1979in" fo:background-color="#1E1E1E"/>
      <style:text-properties fo:hyphenate="true"/>
    </style:style>
    <style:style style:name="T2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3"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2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26" style:parent-style-name="Normal" style:family="paragraph">
      <style:paragraph-properties style:vertical-align="auto" style:line-height-at-least="0.1979in" fo:background-color="#1E1E1E"/>
      <style:text-properties fo:hyphenate="true"/>
    </style:style>
    <style:style style:name="T27"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28"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29"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3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32" style:parent-style-name="Normal" style:family="paragraph">
      <style:paragraph-properties style:vertical-align="auto" style:line-height-at-least="0.1979in" fo:background-color="#1E1E1E"/>
      <style:text-properties fo:hyphenate="true"/>
    </style:style>
    <style:style style:name="T3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4"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36" style:parent-style-name="DefaultParagraphFont" style:family="text">
      <style:text-properties fo:font-style="italic" style:font-style-asian="italic" style:font-style-complex="italic"/>
    </style:style>
    <style:style style:name="P37" style:parent-style-name="Normal" style:family="paragraph">
      <style:paragraph-properties style:vertical-align="auto" style:line-height-at-least="0.1979in" fo:background-color="#1E1E1E"/>
      <style:text-properties fo:hyphenate="true"/>
    </style:style>
    <style:style style:name="T38"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3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4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1" style:parent-style-name="Normal" style:family="paragraph">
      <style:paragraph-properties style:vertical-align="auto" style:line-height-at-least="0.1979in" fo:background-color="#1E1E1E"/>
      <style:text-properties fo:hyphenate="true"/>
    </style:style>
    <style:style style:name="T42"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4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4"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4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4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47" style:parent-style-name="Normal" style:family="paragraph">
      <style:paragraph-properties style:vertical-align="auto" style:line-height-at-least="0.1979in" fo:background-color="#1E1E1E"/>
      <style:text-properties fo:hyphenate="true"/>
    </style:style>
    <style:style style:name="T4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49" style:parent-style-name="DefaultParagraphFont" style:family="text">
      <style:text-properties style:font-name="Consolas" style:font-name-asian="Times New Roman" style:font-name-complex="Times New Roman" fo:color="#CE9178" style:letter-kerning="false" fo:font-size="10.5pt" style:font-size-asian="10.5pt" style:font-size-complex="10.5pt" style:language-asian="en" style:country-asian="US" style:language-complex="ar" style:country-complex="SA"/>
    </style:style>
    <style:style style:name="T5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51" style:parent-style-name="Normal" style:family="paragraph">
      <style:paragraph-properties style:vertical-align="auto" style:line-height-at-least="0.1979in" fo:background-color="#1E1E1E"/>
      <style:text-properties fo:hyphenate="true"/>
    </style:style>
    <style:style style:name="T5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3"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P54" style:parent-style-name="Normal" style:family="paragraph">
      <style:paragraph-properties style:vertical-align="auto" style:line-height-at-least="0.1979in" fo:background-color="#1E1E1E"/>
      <style:text-properties fo:hyphenate="true"/>
    </style:style>
    <style:style style:name="T55"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6"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P57" style:parent-style-name="Normal" style:family="paragraph">
      <style:paragraph-properties style:vertical-align="auto" style:line-height-at-least="0.1979in" fo:background-color="#1E1E1E"/>
      <style:text-properties fo:hyphenate="true"/>
    </style:style>
    <style:style style:name="T5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5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6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6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6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6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67" style:parent-style-name="Normal" style:family="paragraph">
      <style:paragraph-properties style:vertical-align="auto" style:line-height-at-least="0.1979in" fo:background-color="#1E1E1E"/>
      <style:text-properties fo:hyphenate="true"/>
    </style:style>
    <style:style style:name="T6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69"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70"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1" style:parent-style-name="DefaultParagraphFont" style:family="text">
      <style:text-properties style:font-name="Consolas" style:font-name-asian="Times New Roman" style:font-name-complex="Times New Roman" fo:color="#569CD6" style:letter-kerning="false" fo:font-size="10.5pt" style:font-size-asian="10.5pt" style:font-size-complex="10.5pt" style:language-asian="en" style:country-asian="US" style:language-complex="ar" style:country-complex="SA"/>
    </style:style>
    <style:style style:name="T72"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3" style:parent-style-name="DefaultParagraphFont" style:family="text">
      <style:text-properties style:font-name="Consolas" style:font-name-asian="Times New Roman" style:font-name-complex="Times New Roman" fo:color="#DCDCAA" style:letter-kerning="false" fo:font-size="10.5pt" style:font-size-asian="10.5pt" style:font-size-complex="10.5pt" style:language-asian="en" style:country-asian="US" style:language-complex="ar" style:country-complex="SA"/>
    </style:style>
    <style:style style:name="T74"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5"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76"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77" style:parent-style-name="DefaultParagraphFont" style:family="text">
      <style:text-properties style:font-name="Consolas" style:font-name-asian="Times New Roman" style:font-name-complex="Times New Roman" fo:color="#B5CEA8" style:letter-kerning="false" fo:font-size="10.5pt" style:font-size-asian="10.5pt" style:font-size-complex="10.5pt" style:language-asian="en" style:country-asian="US" style:language-complex="ar" style:country-complex="SA"/>
    </style:style>
    <style:style style:name="T78"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P7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fo:hyphenate="true"/>
    </style:style>
    <style:style style:name="P80" style:parent-style-name="Normal" style:family="paragraph">
      <style:paragraph-properties style:vertical-align="auto" style:line-height-at-least="0.1979in" fo:background-color="#1E1E1E"/>
      <style:text-properties fo:hyphenate="true"/>
    </style:style>
    <style:style style:name="T81"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name="T82" style:parent-style-name="DefaultParagraphFont" style:family="text">
      <style:text-properties style:font-name="Consolas" style:font-name-asian="Times New Roman" style:font-name-complex="Times New Roman" fo:color="#C586C0" style:letter-kerning="false" fo:font-size="10.5pt" style:font-size-asian="10.5pt" style:font-size-complex="10.5pt" style:language-asian="en" style:country-asian="US" style:language-complex="ar" style:country-complex="SA"/>
    </style:style>
    <style:style style:name="T83" style:parent-style-name="DefaultParagraphFont" style:family="text">
      <style:text-properties style:font-name="Consolas" style:font-name-asian="Times New Roman" style:font-name-complex="Times New Roman" fo:color="#D4D4D4" style:letter-kerning="false" fo:font-size="10.5pt" style:font-size-asian="10.5pt" style:font-size-complex="10.5pt" style:language-asian="en" style:country-asian="US" style:language-complex="ar" style:country-complex="SA"/>
    </style:style>
    <style:style style:family="graphic" style:name="a0"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wrap-option="no-wrap" fo:border="0.00083in solid #000000"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body>
    <office:text text:use-soft-page-breaks="true">
      <text:p text:style-name="P1">Python Functions – Worksheet 4</text:p>
      <text:p text:style-name="P2">CDS 230</text:p>
      <text:p text:style-name="P3">Spring 2018</text:p>
      <text:p text:style-name="Textbody"/>
      <text:h text:style-name="Heading1" text:outline-level="1">Problem</text:h>
      <text:p text:style-name="Textbody">Using functions from the<text:s/><text:span text:style-name="T4">movies.py</text:span><text:s/>file, compute the answer to Query 22. List the titles of all of the movies that are in<text:s/>French. Please return this list in alphabetical order.</text:p>
      <text:p text:style-name="Textbody"><draw:frame draw:id="id0" draw:style-name="a0" draw:name="Frame1" text:anchor-type="as-char" svg:x="0in" svg:y="0in" svg:width="6.32014in" svg:height="0.80903in" style:rel-width="scale" style:rel-height="scale"><draw:text-box><text:p text:style-name="P5"><text:span text:style-name="T6">import</text:span><text:span text:style-name="T7"><text:s/>movies</text:span></text:p><text:p text:style-name="P8"><text:span text:style-name="T9">def</text:span><text:span text:style-name="T10"><text:s/></text:span><text:span text:style-name="T11">FrenchMovies</text:span><text:span text:style-name="T12">():</text:span></text:p><text:p text:style-name="P13"><text:span text:style-name="T14"><text:s text:c="4"/>languages = movies.LoadCtryLang(</text:span><text:span text:style-name="T15">"langs.txt"</text:span><text:span text:style-name="T16">)</text:span></text:p><text:p text:style-name="P17"><text:span text:style-name="T18"><text:s text:c="4"/>lid = movies.LidFromLanguage(languages,<text:s/></text:span><text:span text:style-name="T19">"French"</text:span><text:span text:style-name="T20">)</text:span></text:p><text:p text:style-name="P21"><text:span text:style-name="T22"><text:s text:c="4"/>inlang = movies.LoadIsin(</text:span><text:span text:style-name="T23">"inlangs.txt"</text:span><text:span text:style-name="T24">)</text:span></text:p><text:p text:style-name="P25"><text:s text:c="4"/>mids =<text:s/>movies.MidsFromLid(inlang, lid)</text:p><text:p text:style-name="P26"><text:span text:style-name="T27"><text:s text:c="4"/>movietxt = movies.LoadMovies(</text:span><text:span text:style-name="T28">"movies800.tsv"</text:span><text:span text:style-name="T29">)</text:span></text:p><text:p text:style-name="P30"><text:s text:c="4"/>french = movies.TitlesFromMids(movietxt, mids)</text:p><text:p text:style-name="P31"><text:s text:c="4"/>french.sort()</text:p><text:p text:style-name="P32"><text:span text:style-name="T33"><text:s text:c="4"/></text:span><text:span text:style-name="T34">return</text:span><text:span text:style-name="T35"><text:s/>french</text:span></text:p><text:p text:style-name="Textbody"/></draw:text-box><svg:title/><svg:desc/></draw:frame></text:p>
      <text:p text:style-name="Textbody"><draw:frame draw:id="id1" draw:style-name="a1" draw:name="Frame3" text:anchor-type="as-char" svg:x="0in" svg:y="0in" svg:width="6.32014in" svg:height="0.80903in" style:rel-width="scale" style:rel-height="scale"><draw:text-box><text:p text:style-name="Standard">['A Town Called Panic', 'Blame it on Fidel', 'Cell 211', 'Days of Glory',<text:s/>'Delicatessen', 'Hop', 'Hotel Rwanda', 'I do: How to Get Married and Stay Single', 'Jesus of Montreal', 'Joyeux Noel', 'La Vie En Rose', 'Le Chevre', "M. Hulot's Holiday", 'Munich', 'Paris 36', 'Priceless', 'Seducing Doctor Lewis', 'Shoot the Piano Player', 'Summer Hours', 'The Artist', 'The Dinner Game', 'The Diving Bell and the Butterfly', 'The Girl in the Cafe', 'The King of Hearts', 'The Passion of Joan of Arc', 'The Triplets of Belleville', 'The Women on the Sixth Floor', 'Under the Bombs']</text:p></draw:text-box><svg:title/><svg:desc/></draw:frame></text:p>
      <text:h text:style-name="Heading1" text:outline-level="1">Problem</text:h>
      <text:p text:style-name="Textbody">Using the functions in<text:s/><text:span text:style-name="T36">movies.py</text:span><text:s/>compute the average movie grade for each decade (Query 29). Your function should return a list. Each item in the list is a tuple. Each tuple contains the first year of the decade and the average score for that decade.</text:p>
      <text:soft-page-break/>
      <text:p text:style-name="Textbody"><draw:frame draw:id="id2" draw:style-name="a2" draw:name="Frame2" text:anchor-type="as-char" svg:x="0in" svg:y="0in" svg:width="6.32014in" svg:height="0.80903in" style:rel-width="scale" style:rel-height="scale"><draw:text-box><text:p text:style-name="P37"><text:span text:style-name="T38">impo</text:span><text:span text:style-name="T39">rt</text:span><text:span text:style-name="T40"><text:s/>statistics</text:span></text:p><text:p text:style-name="P41"><text:span text:style-name="T42">def</text:span><text:span text:style-name="T43"><text:s/></text:span><text:span text:style-name="T44">averageGradesByDecade</text:span><text:span text:style-name="T45">():</text:span></text:p><text:p text:style-name="P46"><text:s text:c="4"/>answr = []</text:p><text:p text:style-name="P47"><text:span text:style-name="T48"><text:s text:c="4"/>movietxt = movies.LoadMovies(</text:span><text:span text:style-name="T49">"movies800.tsv"</text:span><text:span text:style-name="T50">)</text:span></text:p><text:p text:style-name="P51"><text:span text:style-name="T52"><text:s text:c="4"/>startyr =<text:s/></text:span><text:span text:style-name="T53">1920</text:span></text:p><text:p text:style-name="P54"><text:span text:style-name="T55"><text:s text:c="4"/>stopyr =<text:s/></text:span><text:span text:style-name="T56">2020</text:span></text:p><text:p text:style-name="P57"><text:span text:style-name="T58"><text:s text:c="4"/></text:span><text:span text:style-name="T59">for</text:span><text:span text:style-name="T60"><text:s/>i<text:s/></text:span><text:span text:style-name="T61">in</text:span><text:span text:style-name="T62"><text:s/></text:span><text:span text:style-name="T63">range</text:span><text:span text:style-name="T64">(startyr, stopyr,<text:s/></text:span><text:span text:style-name="T65">10</text:span><text:span text:style-name="T66">):</text:span></text:p><text:p text:style-name="P67"><text:span text:style-name="T68"><text:s text:c="8"/>grades = movies.GradesFromYears(movietxt, [i + x<text:s/></text:span><text:span text:style-name="T69">for</text:span><text:span text:style-name="T70"><text:s/>x<text:s/></text:span><text:span text:style-name="T71">in</text:span><text:span text:style-name="T72"><text:s/></text:span><text:span text:style-name="T73">range</text:span><text:span text:style-name="T74">(</text:span><text:span text:style-name="T75">0</text:span><text:span text:style-name="T76">,</text:span><text:span text:style-name="T77">10</text:span><text:span text:style-name="T78">)])</text:span></text:p><text:p text:style-name="P79"><text:s text:c="8"/>answr.append((i, statistics.mean(grades)))</text:p><text:p text:style-name="P80"><text:span text:style-name="T81"><text:s text:c="4"/></text:span><text:span text:style-name="T82">return</text:span><text:span text:style-name="T83"><text:s/>answr</text:span></text:p><text:p text:style-name="Textbody"/></draw:text-box><svg:title/><svg:desc/></draw:frame></text:p>
      <text:p text:style-name="Textbody"><draw:frame draw:id="id3" draw:style-name="a3" draw:name="Frame4" text:anchor-type="as-char" svg:x="0in" svg:y="0in" svg:width="6.32014in" svg:height="0.80903in" style:rel-width="scale" style:rel-height="scale"><draw:text-box><text:p text:style-name="Textbody">[(1920, 7.5), (1930, 7.818181818181818), (1940, 6.931034482758621), (1950, 6.9), (1960, 6.125), (1970, 5.967741935483871), (1980, 5.71875), (1990, 6.106951871657754), (2000, 6.022653721682848), (2010, 6.157894736842105)]</text:p></draw:text-box><svg:title/><svg:desc/></draw:frame></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tyle:font-charset="x-symbol" svg:font-family="OpenSymbol" style:font-family-generic="system"/>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de" style:display-name="Code" style:family="paragraph" style:parent-style-name="Standard">
      <style:paragraph-properties fo:border="0.0034in solid #000000" fo:padding="0.0138in" style:shadow="none"/>
      <style:text-properties style:font-name="Courier New" style:font-name-asian="Courier New" style:font-name-complex="Courier New"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text-properties fo:hyphenate="false"/>
    </style:style>
    <style:style style:name="Figure" style:display-name="Figure" style:family="paragraph" style:parent-style-name="Caption">
      <style:text-properties fo:hyphenate="false"/>
    </style:style>
    <style:style style:name="OOoComputerCode" style:display-name="OOoComputerCode" style:family="text">
      <style:text-properties style:font-name="Courier New" style:font-name-asian="Courier New" style:font-name-complex="Courier New" fo:color="#000000"/>
    </style:style>
    <style:style style:name="_OOoComputerBase" style:display-name="_OOoComputerBase" style:family="text" style:parent-style-name="OOoComputerCode">
      <style:text-properties style:font-name="Courier New" style:font-name-asian="Courier New" style:font-name-complex="Courier New" fo:color="#000000"/>
    </style:style>
    <style:style style:name="_OOoComputerComment" style:display-name="_OOoComputerComment" style:family="text" style:parent-style-name="_OOoComputerBase">
      <style:text-properties style:font-name="Courier New" style:font-name-asian="Courier New" style:font-name-complex="Courier New" fo:color="#4C4C4C"/>
    </style:style>
    <style:style style:name="_OOoComputerBaseNoLocale" style:display-name="_OOoComputerBaseNoLocale" style:family="text" style:parent-style-name="_OOoComputerBase">
      <style:text-properties style:font-name="Courier New" style:font-name-asian="Courier New" style:font-name-complex="Courier New" fo:color="#000000"/>
    </style:style>
    <style:style style:name="_OOoComputerSpecial" style:display-name="_OOoComputerSpecial" style:family="text" style:parent-style-name="_OOoComputerBaseNoLocale">
      <style:text-properties style:font-name="Courier New" style:font-name-asian="Courier New" style:font-name-complex="Courier New" fo:color="#000000"/>
    </style:style>
    <style:style style:name="_OOoComputerLiteral" style:display-name="_OOoComputerLiteral" style:family="text" style:parent-style-name="_OOoComputerBase">
      <style:text-properties style:font-name="Courier New" style:font-name-asian="Courier New" style:font-name-complex="Courier New" fo:color="#FF0000"/>
    </style:style>
    <style:style style:name="_OOoComputerNumber" style:display-name="_OOoComputerNumber" style:family="text" style:parent-style-name="_OOoComputerBase">
      <style:text-properties style:font-name="Courier New" style:font-name-asian="Courier New" style:font-name-complex="Courier New" fo:color="#FF3200"/>
    </style:style>
    <style:style style:name="_OOoComputerKeyWord" style:display-name="_OOoComputerKeyWord" style:family="text" style:parent-style-name="_OOoComputerBase">
      <style:text-properties style:font-name="Courier New" style:font-name-asian="Courier New" style:font-name-complex="Courier New" fo:color="#000080"/>
    </style:style>
    <style:style style:name="_OOoComputerAltKeyWord" style:display-name="_OOoComputerAltKeyWord" style:family="text" style:parent-style-name="_OOoComputerBase">
      <style:text-properties style:font-name="Courier New" style:font-name-asian="Courier New" style:font-name-complex="Courier New" fo:color="#320080"/>
    </style:style>
    <style:style style:name="_OOoComputerIdent" style:display-name="_OOoComputerIdent" style:family="text" style:parent-style-name="_OOoComputerBase">
      <style:text-properties style:font-name="Courier New" style:font-name-asian="Courier New" style:font-name-complex="Courier New" fo:color="#008000"/>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Lauren Pincus<text:line-break/>CDS230-DL1<text:line-break/>HW9</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en</dc:creator>
    <meta:creation-date>2017-11-07T18:03:00Z</meta:creation-date>
    <dc:date>2018-04-09T03:06:00Z</dc:date>
    <meta:template xlink:href="Normal.dotm" xlink:type="simple"/>
    <meta:editing-cycles>19</meta:editing-cycles>
    <meta:editing-duration>PT16020S</meta:editing-duration>
    <meta:document-statistic meta:page-count="2" meta:paragraph-count="1" meta:word-count="75" meta:character-count="505" meta:row-count="3" meta:non-whitespace-character-count="431"/>
  </office:meta>
</office:document-meta>
</file>